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e2324" officeooo:paragraph-rsid="000e2324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0b5d5" officeooo:paragraph-rsid="0010b5d5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18272" officeooo:paragraph-rsid="00118272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bold" officeooo:rsid="0011e41c" officeooo:paragraph-rsid="0011e41c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1e41c" officeooo:paragraph-rsid="0011e41c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bold" officeooo:rsid="0011e41c" officeooo:paragraph-rsid="0011e41c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e2324" officeooo:paragraph-rsid="000e2324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weight="normal" officeooo:rsid="001233ee" officeooo:paragraph-rsid="001233ee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weight="normal" officeooo:rsid="001273fa" officeooo:paragraph-rsid="001273fa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5in" style:auto-text-indent="false" style:page-number="auto" fo:background-color="transparent"/>
      <style:text-properties fo:font-weight="bold" officeooo:rsid="001233ee" officeooo:paragraph-rsid="001233ee" style:font-weight-asian="bold" style:font-weight-complex="bold"/>
    </style:style>
    <style:style style:name="T1" style:family="text">
      <style:text-properties officeooo:rsid="0010b5d5"/>
    </style:style>
    <style:style style:name="T2" style:family="text">
      <style:text-properties officeooo:rsid="0010d1aa"/>
    </style:style>
    <style:style style:name="T3" style:family="text">
      <style:text-properties officeooo:rsid="00118272"/>
    </style:style>
    <style:style style:name="T4" style:family="text">
      <style:text-properties officeooo:rsid="001273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latório de Entraga do Trabalho Final</text:p>
      <text:p text:style-name="P8"><text:span text:style-name="T4">INF01203 - </text:span>Estrutura de Dados</text:p>
      <text:p text:style-name="P9">Mateus Davi Simon</text:p>
      <text:p text:style-name="P9">Ricardo de Araújo Coelho</text:p>
      <text:p text:style-name="P1"/>
      <text:p text:style-name="P1"/>
      <text:p text:style-name="P1">Em nosso trabalho optamos por realizar as comparações entre uma implementação utilizando ABP não <text:span text:style-name="T2">balanceada</text:span> e uma usan<text:span text:style-name="T1">do</text:span> árvores AVL. Nossa hipótese é de que a árvore AVL irá ter um performance melhor, pois nesta aplicação a quantidade de inclusões <text:span text:style-name="T1">na árvore</text:span> <text:span text:style-name="T1">se limita ao número de carácteres que serão codificados em morse, tendo um limte aproximado de 100 inclusões, já o número de consultas é virutalmente ilimitado, dependendo do número de carácteres no texto a ser convertido.</text:span></text:p>
      <text:p text:style-name="P1"/>
      <text:p text:style-name="P2">Para criar a aplicação utilzamos <text:span text:style-name="T3">a</text:span>s imlementações das árvores AVL e ABP já disponiveis no Moodle da disciplina <text:span text:style-name="T3">com as modificações necessárias</text:span>. O programa recebe <text:span text:style-name="T2">o nome dos arquivos da tabela morse, do arquivo a ser convertido e do arquivo destino por argumentos da linha de comando, como especificado. Caso seja passado um quarto argumento adicional com a string ‘avl’ o programa usará árvore AVL, caso contrário usará ABP não balanceada.</text:span></text:p>
      <text:p text:style-name="P2"/>
      <text:p text:style-name="P3">Além da contagem do número de comparações feitas nas consultas das árvores também adicionamos a contagem de tempo que o programa utiliza para realizar as operações de carregamento da tabela de conversão (onde ocorrem as inclusões) e a conversão do texto (consultas).</text:p>
      <text:p text:style-name="P3"/>
      <text:p text:style-name="P5">Para realização dos testes, utilizamos a tabela de conversão como foi fornecida no Moodle e um versão desordenada dela, e dois arquivos de texto um pequeno (disponível no Moodle) e um grande. A ideia de utilizar uma tabela desordenada foi para mostrar o efeito negativo que a inclusão de valores ordenados pode ter na ABP não balanceada.</text:p>
      <text:p text:style-name="P5"/>
      <text:p text:style-name="P4">Resultados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2:06:48.331282100</meta:creation-date>
    <dc:date>2017-12-09T16:51:01.827605286</dc:date>
    <meta:editing-duration>PT22M17S</meta:editing-duration>
    <meta:editing-cycles>4</meta:editing-cycles>
    <meta:generator>LibreOffice/5.4.3.2$Linux_X86_64 LibreOffice_project/40m0$Build-2</meta:generator>
    <meta:document-statistic meta:table-count="0" meta:image-count="0" meta:object-count="0" meta:page-count="1" meta:paragraph-count="9" meta:word-count="267" meta:character-count="1642" meta:non-whitespace-character-count="1384"/>
  </office:meta>
</office:document-meta>
</file>